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ff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="solid" draw:fill-color="#00ff00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="solid" draw:fill-color="#ff0000" draw:opacity="50%" draw:textarea-horizontal-align="justify" draw:textarea-vertical-align="middle" draw:auto-grow-height="false" draw:shadow-opacity="50%"/>
    </style:style>
    <style:style style:name="gr4" style:family="graphic" style:parent-style-name="objectwithoutfill">
      <style:graphic-properties svg:stroke-width="0.5cm" svg:stroke-color="#800000" draw:marker-start-width="0.95cm" draw:marker-end="Symmetric_20_Arrow" draw:marker-end-width="1.05cm" draw:fill="none" draw:textarea-vertical-align="middle" fo:padding-top="0.375cm" fo:padding-bottom="0.375cm" fo:padding-left="0.5cm" fo:padding-right="0.5cm"/>
    </style:style>
    <style:style style:name="gr5" style:family="graphic" style:parent-style-name="standard">
      <style:graphic-properties draw:opacity="50%" draw:textarea-horizontal-align="justify" draw:textarea-vertical-align="middle" draw:auto-grow-height="false" fo:min-height="0cm" fo:min-width="0cm" fo:wrap-option="no-wrap" draw:shadow-opacity="50%"/>
    </style:style>
    <style:style style:name="gr6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opacity="50%" draw:textarea-horizontal-align="justify" draw:textarea-vertical-align="middle" draw:auto-grow-height="false" draw:shadow-opacity="50%"/>
    </style:style>
    <style:style style:name="gr8" style:family="graphic" style:parent-style-name="objectwithoutfill">
      <style:graphic-properties draw:stroke="dash" draw:stroke-dash="Ultrafine_20_Dashed" svg:stroke-width="0.5cm" svg:stroke-color="#800000" draw:marker-start-width="0.95cm" draw:marker-end="Symmetric_20_Arrow" draw:marker-end-width="1.05cm" draw:fill="none" draw:textarea-vertical-align="middle" fo:padding-top="0.375cm" fo:padding-bottom="0.375cm" fo:padding-left="0.5cm" fo:padding-right="0.5cm"/>
    </style:style>
    <style:style style:name="gr9" style:family="graphic" style:parent-style-name="standard">
      <style:graphic-properties draw:fill="solid" draw:fill-color="#ffff00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svg:stroke-width="0.3cm" draw:marker-start-width="0.65cm" draw:marker-end-width="0.65cm" draw:fill="gradient" draw:fill-gradient-name="Rectangular_20_red_2f_white" draw:opacity="50%" draw:textarea-horizontal-align="justify" draw:textarea-vertical-align="middle" draw:auto-grow-height="false" fo:padding-top="0.275cm" fo:padding-bottom="0.275cm" fo:padding-left="0.4cm" fo:padding-right="0.4cm" draw:shadow-opacity="5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top="0.1cm" fo:margin-bottom="0.1cm"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7.2cm" svg:height="4.1cm" svg:x="12.2cm" svg:y="4.8cm">
          <text:p text:style-name="P1"><text:span text:style-name="T1">P</text:span></text:p>
          <text:p text:style-name="P1">Plan</text:p>
          <text:p text:style-name="P1">計画する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2cm" svg:height="4.1cm" svg:x="19.5cm" svg:y="8.4cm">
          <text:p text:style-name="P1"><text:span text:style-name="T1">D</text:span></text:p>
          <text:p text:style-name="P1">Do</text:p>
          <text:p text:style-name="P1">実行する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2cm" svg:height="4.1cm" svg:x="4.4cm" svg:y="8cm">
          <text:p text:style-name="P1"><text:span text:style-name="T1">A</text:span></text:p>
          <text:p text:style-name="P1">Act</text:p>
          <text:p text:style-name="P1">悪いところを直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1.899cm" svg:height="0.368cm" draw:transform="rotate (-0.927293431584588) translate (20.095091674998cm 8.0786804200679cm)" svg:viewBox="0 0 1900 369" svg:d="m0 369c660-380 1500-500 1900-200">
          <text:p/>
        </draw:path>
        <draw:path draw:style-name="gr4" draw:text-style-name="P1" draw:layer="layout" svg:width="1.899cm" svg:height="0.368cm" draw:transform="rotate (-0.927293431584588) translate (20.095091674998cm 8.0786804200679cm)" svg:viewBox="0 0 1900 369" svg:d="m0 369c660-380 1500-500 1900-200">
          <text:p/>
        </draw:path>
        <draw:path draw:style-name="gr4" draw:text-style-name="P1" draw:layer="layout" svg:width="0.658cm" svg:height="2.829cm" draw:transform="rotate (-0.927293431584588) translate (11.5684182080436cm 5.45789110077505cm)" svg:viewBox="0 0 659 2830" svg:d="m659 2830c-400-300-806-2230-606-2830">
          <text:p/>
        </draw:path>
        <draw:path draw:style-name="gr4" draw:text-style-name="P1" draw:layer="layout" svg:width="0.509cm" svg:height="2.779cm" draw:transform="rotate (-0.927293431584588) translate (20.2239963628487cm 11.5319965200661cm)" svg:viewBox="0 0 510 2780" svg:d="m460 0c240 680-460 2280-460 2780">
          <text:p/>
        </draw:path>
        <draw:custom-shape draw:style-name="gr5" draw:text-style-name="P1" draw:layer="layout" svg:width="10.8cm" svg:height="7.3cm" svg:x="18.3cm" svg:y="1cm">
          <text:p/>
          <draw:enhanced-geometry svg:viewBox="0 0 21600 21600" draw:text-areas="800 800 20800 20800" draw:type="round-rectangular-callout" draw:modifiers="-2007.81409128784 16523.21599780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0.7cm" svg:height="6.9cm" svg:x="18.5cm" svg:y="13.2cm">
          <text:p/>
          <draw:enhanced-geometry svg:viewBox="0 0 21600 21600" draw:text-areas="800 800 20800 20800" draw:type="round-rectangular-callout" draw:modifiers="5637.6787216148 -6732.5894797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0.6cm" svg:height="7.3cm" svg:x="0.5cm" svg:y="0.7cm">
          <text:p/>
          <draw:enhanced-geometry svg:viewBox="0 0 21600 21600" draw:text-areas="800 800 20800 20800" draw:type="round-rectangular-callout" draw:modifiers="15958.0416941798 23863.25160936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4.5cm" svg:height="3.216cm" svg:x="11cm" svg:y="3cm">
          <text:p text:style-name="P1"><text:span text:style-name="T2">P</text:span></text:p>
          <text:p text:style-name="P1"><text:span text:style-name="T3">プラン</text:span></text:p>
          <text:p text:style-name="P1"><text:span text:style-name="T3">計画す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5cm" svg:height="3.216cm" svg:x="11cm" svg:y="3cm">
          <text:p text:style-name="P1"><text:span text:style-name="T2">P</text:span></text:p>
          <text:p text:style-name="P1"><text:span text:style-name="T3">プラン</text:span></text:p>
          <text:p text:style-name="P1"><text:span text:style-name="T3">計画す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5cm" svg:height="3.216cm" svg:x="11cm" svg:y="3cm">
          <text:p text:style-name="P1"><text:span text:style-name="T2">P</text:span></text:p>
          <text:p text:style-name="P1"><text:span text:style-name="T3">Plan</text:span></text:p>
          <text:p text:style-name="P1"><text:span text:style-name="T3">計画する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1" draw:layer="layout" svg:width="0.576cm" svg:height="2.744cm" draw:transform="rotate (-0.927293431584588) translate (15.0737138913051cm 1.43704679308625cm)" svg:viewBox="0 0 577 2745" svg:d="m37 2745c-140-480 140-3020 540-2720">
          <text:p/>
        </draw:path>
        <draw:custom-shape draw:style-name="gr9" draw:text-style-name="P1" draw:layer="layout" svg:width="7.2cm" svg:height="4.1cm" svg:x="11.7cm" svg:y="12.1cm">
          <text:p text:style-name="P1"><text:span text:style-name="T1">C</text:span></text:p>
          <text:p text:style-name="P1">Check</text:p>
          <text:p text:style-name="P1">うまくいったかチェック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2.779cm" svg:height="0.568cm" draw:transform="rotate (-0.927293431584588) translate (10.8319954482134cm 10.7760022080196cm)" svg:viewBox="0 0 2780 569" svg:d="m2780 0c-460 280-2260 680-2780 540">
          <text:p/>
        </draw:path>
        <draw:custom-shape draw:style-name="gr5" draw:text-style-name="P1" draw:layer="layout" svg:width="11cm" svg:height="8cm" svg:x="1cm" svg:y="12cm">
          <text:p/>
          <draw:enhanced-geometry svg:viewBox="0 0 21600 21600" draw:text-areas="800 800 20800 20800" draw:type="round-rectangular-callout" draw:modifiers="25114.5895827652 2470.191226096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8.8cm" svg:height="5.8cm" svg:x="10.8cm" svg:y="7.6cm">
          <text:p/>
          <draw:enhanced-geometry svg:viewBox="0 0 21600 21600" draw:mirror-vertical="true" draw:path-stretchpoint-x="10800" draw:path-stretchpoint-y="11000" draw:text-areas="?f0 ?f0 ?f3 ?f12" draw:type="horizontal-scroll" draw:modifiers="4866.60920530943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11" draw:layer="layout" svg:width="4.943cm" svg:height="0.886cm" svg:x="13.423cm" svg:y="11.014cm">
          <draw:text-box>
            <text:p>について　　その</text:p>
          </draw:text-box>
        </draw:frame>
        <draw:frame draw:style-name="gr11" draw:layer="layout" svg:width="6.64cm" svg:height="2.156cm" svg:x="12.1cm" svg:y="17.1cm">
          <draw:text-box>
            <text:p>名前</text:p>
            <text:p/>
            <text:p>　　　　年　　　月　　　日</text:p>
          </draw:text-box>
        </draw:frame>
        <draw:frame draw:style-name="gr11" draw:layer="layout" svg:width="1.772cm" svg:height="0.886cm" svg:x="18.924cm" svg:y="1.426cm">
          <draw:text-box>
            <text:p>目標</text:p>
          </draw:text-box>
        </draw:frame>
        <draw:frame draw:style-name="gr11" draw:layer="layout" svg:width="3.525cm" svg:height="3.426cm" svg:x="19.391cm" svg:y="14cm">
          <draw:text-box>
            <text:p>いつ</text:p>
            <text:p/>
            <text:p/>
            <text:p/>
            <text:p>そのために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1-16T11:40:40.97</meta:creation-date>
    <meta:print-date>2016-01-17T17:08:21.86</meta:print-date>
    <dc:date>2016-01-17T19:43:25.05</dc:date>
    <meta:editing-duration>PT3H37M40S</meta:editing-duration>
    <meta:editing-cycles>2</meta:editing-cycles>
    <meta:generator>LibreOffice/3.4$Win32 LibreOffice_project/340m1$Build-203</meta:generator>
    <meta:document-statistic meta:object-count="22"/>
  </office:meta>
</office:document-meta>
</file>